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98d" officeooo:paragraph-rsid="001fe98d"/>
    </style:style>
    <style:style style:name="P2" style:family="paragraph" style:parent-style-name="Standard">
      <style:text-properties officeooo:rsid="0020bb24" officeooo:paragraph-rsid="0020bb24"/>
    </style:style>
    <style:style style:name="P3" style:family="paragraph" style:parent-style-name="Standard">
      <style:text-properties officeooo:rsid="002294cd" officeooo:paragraph-rsid="002294cd"/>
    </style:style>
    <style:style style:name="P4" style:family="paragraph" style:parent-style-name="Standard">
      <style:text-properties officeooo:rsid="0022aff7" officeooo:paragraph-rsid="0022aff7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94cd" officeooo:paragraph-rsid="002294c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2aff7" officeooo:paragraph-rsid="0022aff7" style:font-weight-asian="bold" style:font-weight-complex="bold"/>
    </style:style>
    <style:style style:name="T1" style:family="text">
      <style:text-properties officeooo:rsid="002294cd"/>
    </style:style>
    <style:style style:name="T2" style:family="text">
      <style:text-properties officeooo:rsid="0022aff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aff7" style:font-weight-asian="normal" style:font-weight-complex="normal"/>
    </style:style>
    <style:style style:name="T9" style:family="text">
      <style:text-properties style:text-underline-style="none" fo:font-weight="normal" officeooo:rsid="0024af9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)</text:span> S = 15 * 1,5 = 22,5M<text:tab/>C = V * UC + NRE = 10000 * 1000 +2000000 = 12M</text:p>
      <text:p text:style-name="P2"/>
      <text:p text:style-name="P2">LR = S – C = 10,5M</text:p>
      <text:p text:style-name="P2"/>
      <text:p text:style-name="P2">Para um delay maximo para haver profit temos:</text:p>
      <text:p text:style-name="P2"/>
      <text:p text:style-name="P2">LR = S – SD<text:tab/><text:tab/><text:tab/>SD = vendas com atraso</text:p>
      <text:p text:style-name="P2"/>
      <text:p text:style-name="P2">10,5 = 22,5 - <text:span text:style-name="T1">(( W – d )² * H ) / ( 2 * W )</text:span></text:p>
      <text:p text:style-name="P2"/>
      <text:p text:style-name="P3">d = 4,05 meses logo para um delay abaixo deste valor ainda há profit</text:p>
      <text:p text:style-name="P3"/>
      <text:p text:style-name="P3"/>
      <text:p text:style-name="P3"/>
      <text:p text:style-name="P3"><text:span text:style-name="T4">b)</text:span><text:span text:style-name="T5"> </text:span>S = (14*3) / 15 * 14 /2 <text:span text:style-name="T2">= 19,6M</text:span></text:p>
      <text:p text:style-name="P3"/>
      <text:p text:style-name="P3"><text:s text:c="4"/><text:span text:style-name="T2">PM = 1 - ( C / S ) &lt;=&gt;</text:span></text:p>
      <text:p text:style-name="P4">&lt;=&gt; 1 – ( 2E6 + ( 1E4 * 1E3 ) ) / 19,6E6 = 0,39</text:p>
      <text:p text:style-name="P3"/>
      <text:p text:style-name="P3"/>
      <text:p text:style-name="P5">c<text:span text:style-name="T2">) </text:span><text:span text:style-name="T8">Recomendaria um ASSP devido ao alto volume de produção </text:span><text:span text:style-name="T9">e UC</text:span><text:span text:style-name="T8">.</text:span></text:p>
      <text:p text:style-name="P6"><text:span text:style-name="T8">O</text:span><text:span text:style-name="T7">utra das razões é o alto valor de NRE.</text:span></text:p>
      <text:p text:style-name="P2"/>
      <text:p text:style-name="P1"/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27:03.697491008</meta:creation-date>
    <dc:date>2019-11-21T14:31:11.764810374</dc:date>
    <meta:editing-duration>PT23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4" meta:character-count="493" meta:non-whitespace-character-count="357"/>
  </office:meta>
</office:document-meta>
</file>